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UIRRE CONDORI, BERTH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6157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6022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CONDORI, EFRA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90442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GUIRRE CONDORI BERTH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6157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5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18:44:08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